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KeyLog i programu elhosKeyLoader</text:p>
      <text:p text:style-name="P1"/>
      <text:p text:style-name="P2">Opis sygnalizacji LED1 (zielona) i LED2(czerwona)</text:p>
      <text:p text:style-name="P2"/>
      <text:list xml:id="list5600972247239818149" text:style-name="L1">
        <text:list-item>
          <text:p text:style-name="P4">Stan: normalne działanie</text:p>
        </text:list-item>
      </text:list>
      <text:list xml:id="list1882296435741441617" text:style-name="L2">
        <text:list-item>
          <text:p text:style-name="P5">LED1 – pulsuje z częstotliwością 2.5[Hz]</text:p>
        </text:list-item>
        <text:list-item>
          <text:p text:style-name="P5">LED2 – zapala się w momencie wysyłania pakietów</text:p>
        </text:list-item>
      </text:list>
      <text:list xml:id="list3176036290006041482" text:style-name="L3">
        <text:list-item>
          <text:p text:style-name="P6">Stan: zgłoszone uszkodzenie</text:p>
        </text:list-item>
      </text:list>
      <text:list xml:id="list9189613780776025361" text:style-name="L4">
        <text:list-item>
          <text:p text:style-name="P7">LED1 – pulsuje z częstotliwością 2.5[Hz]</text:p>
        </text:list-item>
        <text:list-item>
          <text:p text:style-name="P7">LED2 – świeci światłem ciągłym</text:p>
        </text:list-item>
      </text:list>
      <text:list xml:id="list5004991310776411651" text:style-name="L5">
        <text:list-item>
          <text:p text:style-name="P8">Stan: problem z założeniem blokady odczytu pamięci FLASH</text:p>
        </text:list-item>
      </text:list>
      <text:list xml:id="list3074707689981600987" text:style-name="L6">
        <text:list-item>
          <text:list>
            <text:list-item>
              <text:p text:style-name="P9">LED1 – świeci światłem ciągłym</text:p>
            </text:list-item>
            <text:list-item>
              <text:p text:style-name="P9">LED2 – świeci światłem ciągłym</text:p>
            </text:list-item>
          </text:list>
        </text:list-item>
      </text:list>
      <text:p text:style-name="P2"/>
      <text:p text:style-name="P2">Po zaprogramowaniu powinien wystąpić problem z założeniem blokady flash. Powinien on ustąpić po zdjęciu zasilania i ponownym starcie układu.</text:p>
      <text:p text:style-name="P2"/>
      <text:p text:style-name="P2">UWAGA</text:p>
      <text:p text:style-name="P2"><text:s text:c="4"/>Ustawić: OptionByte: nBOOT_SEL, nBOOT0, nBOOT1</text:p>
      <text:p text:style-name="P2"/>
      <text:p text:style-name="P2">Oprogramowanie KeyLog'a po uruchomieniu samo ustawia blokadę odczytu FLASH'a – poziom 1. Jeśli zaszła by konieczność przeprogramowania flasha najpierw należy zdjąć blokadę - ustawić poziom 0. (Options Byte, pole RDP). Po zdjęciu blokady flash powinien sam się skasować i wtedy można wgrywać nowe oprogramowanie. </text:p>
      <text:p text:style-name="P2">UWAGA: <text:line-break/><text:tab/>nigdy nie ustawiać poziomu 2 <text:s/>- tego nie da się już odwrócić.</text:p>
      <text:p text:style-name="P2"/>
      <text:p text:style-name="P2">Po zaprogramowaniu na wyjściu 5 złącza Z1 (sygnał F500) powinien być sygnał o częstotliwości około 500Hz. Układ nie posiada własnego generatora kwarcowego. To jest sygnał proporcjonalny do wewnętrznego generatora R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Kania</meta:initial-creator>
    <meta:creation-date>2021-03-15T08:49:39.68</meta:creation-date>
    <meta:generator>OpenOffice/4.1.3$Win32 OpenOffice.org_project/413m1$Build-9783</meta:generator>
    <dc:date>2021-03-30T11:42:45.54</dc:date>
    <dc:creator>Grzegorz Kania</dc:creator>
    <meta:editing-duration>PT1H3M22S</meta:editing-duration>
    <meta:editing-cycles>4</meta:editing-cycles>
    <meta:document-statistic meta:table-count="0" meta:image-count="0" meta:object-count="0" meta:page-count="1" meta:paragraph-count="17" meta:word-count="181" meta:character-count="1216"/>
  </office:meta>
</office:document-meta>
</file>